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Luxi Sans1" svg:font-family="'Luxi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Table1" style:family="table">
      <style:table-properties style:width="17.602cm" table:align="margins"/>
    </style:style>
    <style:style style:name="Table1.A" style:family="table-column">
      <style:table-column-properties style:column-width="7.13cm" style:rel-column-width="26543*"/>
    </style:style>
    <style:style style:name="Table1.B" style:family="table-column">
      <style:table-column-properties style:column-width="10.472cm" style:rel-column-width="38992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12cm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39cm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row-height="1.101cm"/>
    </style:style>
    <style:style style:name="Table1.A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1.199cm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1.115cm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Franklin Gothic Book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Franklin Gothic Book" fo:font-size="14pt" fo:font-style="normal" style:text-underline-style="none" fo:font-weight="bold" officeooo:rsid="0017058a" officeooo:paragraph-rsid="0015bf97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Franklin Gothic Book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anklin Gothic Book" fo:font-size="14pt" fo:font-style="italic" style:text-underline-style="none" fo:font-weight="normal" officeooo:paragraph-rsid="0015bf97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ranklin Gothic Book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Franklin Gothic Book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anklin Gothic Book" fo:font-weight="normal" style:font-weight-asian="normal" style:font-weight-complex="normal"/>
    </style:style>
    <style:style style:name="P8" style:family="paragraph" style:parent-style-name="Table_20_Contents">
      <style:text-properties style:font-name="Franklin Gothic Book"/>
    </style:style>
    <style:style style:name="P9" style:family="paragraph" style:parent-style-name="Table_20_Contents">
      <style:text-properties style:font-name="Franklin Gothic Book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Franklin Gothic Boo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margin-top="0cm" fo:margin-bottom="0cm" style:contextual-spacing="false"/>
      <style:text-properties style:font-name="Franklin Gothic Boo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="Franklin Gothic Boo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Franklin Gothic Book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Heading_20_2" style:master-page-name="Standard">
      <style:paragraph-properties fo:line-height="100%" fo:text-align="center" style:justify-single-word="false" style:page-number="auto" fo:padding-left="0.141cm" fo:padding-right="0.141cm" fo:padding-top="0.035cm" fo:padding-bottom="0.035cm" fo:border="0.51pt solid #000000">
        <style:tab-stops>
          <style:tab-stop style:position="0cm"/>
        </style:tab-stops>
      </style:paragraph-properties>
      <style:text-properties style:use-window-font-color="true" style:font-name="Franklin Gothic Book" fo:font-size="22pt" fo:language="en" fo:country="IE" fo:font-weight="bold" style:font-name-asian="Times New Roman" style:font-size-asian="22pt" style:font-weight-asian="bold" style:font-name-complex="Times New Roman" style:font-size-complex="10pt" style:language-complex="ar" style:country-complex="SA"/>
    </style:style>
    <style:style style:name="P15" style:family="paragraph" style:parent-style-name="Heading_20_2" style:master-page-name="">
      <style:paragraph-properties fo:line-height="100%" fo:text-align="center" style:justify-single-word="false" style:page-number="auto" fo:background-color="transparent" fo:padding-left="0.141cm" fo:padding-right="0.141cm" fo:padding-top="0.035cm" fo:padding-bottom="0.035cm" fo:border="0.51pt solid #000000">
        <style:tab-stops>
          <style:tab-stop style:position="0cm"/>
        </style:tab-stops>
        <style:background-image/>
      </style:paragraph-properties>
      <style:text-properties style:use-window-font-color="true" style:font-name="Franklin Gothic Book" fo:font-size="16pt" fo:language="en" fo:country="IE" fo:font-style="italic" style:font-name-asian="Times New Roman" style:font-size-asian="16pt" style:font-style-asian="italic" style:font-name-complex="Times New Roman" style:font-size-complex="10pt" style:language-complex="ar" style:country-complex="SA"/>
    </style:style>
    <style:style style:name="T1" style:family="text">
      <style:text-properties officeooo:rsid="0013073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40b27"/>
    </style:style>
    <style:style style:name="T6" style:family="text">
      <style:text-properties style:text-position="super 58%" officeooo:rsid="0019491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40b27"/>
    </style:style>
    <style:style style:name="T10" style:family="text">
      <style:text-properties officeooo:rsid="0015bf97"/>
    </style:style>
    <style:style style:name="T11" style:family="text">
      <style:text-properties officeooo:rsid="00175b85"/>
    </style:style>
    <style:style style:name="T12" style:family="text">
      <style:text-properties officeooo:rsid="00194916"/>
    </style:style>
    <style:style style:name="T13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 text:is-list-header="true">Work Experience</text:h>
      <text:h text:style-name="P15" text:outline-level="2" text:is-list-header="true">W20008</text:h>
      <text:p text:style-name="P1">Placement Details</text:p>
      <text:p text:style-name="P2">This form due by: 201<text:span text:style-name="T11">5</text:span>-0<text:span text:style-name="T11">3</text:span>-1<text:span text:style-name="T11">3</text:span> – 12:45</text:p>
      <text:p text:style-name="P4">These Details <text:span text:style-name="T2">Must</text:span> Be Provided <text:span text:style-name="T2">Prior</text:span> To Commencing Placement</text:p>
      <text:p text:style-name="P4">– <text:s/><text:span text:style-name="T10">provide 1 form per placemen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Your Name:</text:p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9">Placement Company:</text:p>
          </table:table-cell>
          <table:table-cell table:style-name="Table1.B17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9">Address of Company:</text:p>
          </table:table-cell>
          <table:table-cell table:style-name="Table1.B17" office:value-type="string">
            <text:p text:style-name="P8"/>
          </table:table-cell>
        </table:table-row>
        <table:table-row table:style-name="Table1.4">
          <table:table-cell table:style-name="Table1.A2" office:value-type="string">
            <text:p text:style-name="P9">Expected Duties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10">(NB) Name of Contact Person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10">(NB) Position of Contact Person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10">(NB) Telephone Number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10">(NB) E-mail address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5" office:value-type="string">
            <text:p text:style-name="P10">(NB) Fax No.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9">Mode of Transport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9">Daily Start Time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9">Daily End Time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9">Your Telephone Number:</text:p>
          </table:table-cell>
          <table:table-cell table:style-name="Table1.B17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Name of Next Of Kin for Emergency Contact (&amp; relationship to):</text:p>
          </table:table-cell>
          <table:table-cell table:style-name="Table1.B17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9">Telephone Number of Next of Kin:</text:p>
          </table:table-cell>
          <table:table-cell table:style-name="Table1.B17" office:value-type="string">
            <text:p text:style-name="P8"/>
          </table:table-cell>
        </table:table-row>
        <table:table-row table:style-name="Table1.16">
          <table:table-cell table:style-name="Table1.A2" office:value-type="string">
            <text:p text:style-name="P9">Any Other Relevant Details:</text:p>
          </table:table-cell>
          <table:table-cell table:style-name="Table1.B17" office:value-type="string">
            <text:p text:style-name="P8"/>
          </table:table-cell>
        </table:table-row>
        <table:table-row table:style-name="Table1.17">
          <table:table-cell table:style-name="Table1.A5" office:value-type="string">
            <text:p text:style-name="P12">Guardians signature of approval:</text:p>
            <text:p text:style-name="P13">(if age &lt;= 17)</text:p>
          </table:table-cell>
          <table:table-cell table:style-name="Table1.B17" office:value-type="string">
            <text:p text:style-name="P8"/>
          </table:table-cell>
        </table:table-row>
      </table:table>
      <text:p text:style-name="P5"/>
      <text:p text:style-name="P6"/>
      <text:p text:style-name="P7"><text:span text:style-name="T3">Name (PRINT):</text:span> ____________________ <text:span text:style-name="T3">Signature:</text:span>_________________<text:span text:style-name="T3">Date:</text:span>__________</text:p>
      <text:p text:style-name="P6"/>
      <text:p text:style-name="P3">Monday <text:span text:style-name="T9">16</text:span><text:span text:style-name="T5">th</text:span><text:span text:style-name="T9"> </text:span>March <text:span text:style-name="T8">to</text:span><text:span text:style-name="T7"> </text:span><text:s/>Friday <text:s/><text:span text:style-name="T12">3</text:span><text:span text:style-name="T6">rd</text:span><text:span text:style-name="T12"> </text:span><text:s/><text:span text:style-name="T10">April </text:span>201<text:span text:style-name="T12">5</text:span> (Minimum 10 day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Luxi Sans1" svg:font-family="'Luxi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en" fo:country="GB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uxi Sans" fo:font-family="'Luxi Sans'" style:font-family-generic="swiss" style:font-pitch="variable" fo:font-size="14pt" style:font-name-asian="Luxi Sans1" style:font-family-asian="'Luxi Sans'" style:font-pitch-asian="variable" style:font-size-asian="14pt" style:font-name-complex="Luxi Sans1" style:font-family-complex="'Luxi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50%" fo:text-indent="0cm" style:auto-text-indent="false" fo:keep-with-next="always"/>
      <style:text-properties style:font-name="Arial" fo:font-family="Arial" style:font-family-generic="swiss" style:font-pitch="variable" fo:font-size="16pt" style:font-size-asian="16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94916"/>
    </style:style>
    <style:page-layout style:name="Mpm1">
      <style:page-layout-properties fo:page-width="21.006cm" fo:page-height="29.693cm" style:num-format="1" style:print-orientation="portrait" fo:margin-top="1.702cm" fo:margin-bottom="1.702cm" fo:margin-left="1.702cm" fo:margin-right="1.70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10">
      <number:year number:style="long"/>
      <number:month number:style="long"/>
      <number:day number:style="long"/>
    </number:date-style>
  </office:automatic-styles>
  <office:master-styles>
    <style:master-page style:name="Standard" style:page-layout-name="Mpm1">
      <style:footer>
        <text:p text:style-name="Footer">Fachtna Roe 2004-201<text:span text:style-name="MT1">5</text:span><text:tab/><text:tab/>Version: <text:date style:data-style-name="N110" text:date-value="2015-03-12T13:45:55.826548975">20150312</text:date>-<text:editing-cycles>42</text:editing-cycles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$Build-2</meta:generator>
    <meta:initial-creator>Fachtna Roe</meta:initial-creator>
    <meta:creation-date>2004-03-04T11:40:09</meta:creation-date>
    <dc:date>2015-03-12T13:45:55.811948048</dc:date>
    <meta:print-date>2006-03-31T12:17:10</meta:print-date>
    <meta:editing-cycles>42</meta:editing-cycles>
    <meta:editing-duration>P4DT46M40S</meta:editing-duration>
    <meta:document-statistic meta:table-count="1" meta:image-count="0" meta:object-count="0" meta:page-count="1" meta:paragraph-count="27" meta:word-count="114" meta:character-count="765" meta:non-whitespace-character-count="671"/>
    <meta:user-defined meta:name="Info 1"/>
    <meta:user-defined meta:name="Info 2"/>
    <meta:user-defined meta:name="Info 3"/>
    <meta:user-defined meta:name="Info 4"/>
  </office:meta>
</office:document-meta>
</file>